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3058" officeooo:paragraph-rsid="001a3058"/>
    </style:style>
    <style:style style:name="P2" style:family="paragraph" style:parent-style-name="Heading_20_1">
      <style:paragraph-properties fo:break-before="page"/>
      <style:text-properties officeooo:rsid="001a3058" officeooo:paragraph-rsid="001a3058"/>
    </style:style>
    <style:style style:name="P3" style:family="paragraph" style:parent-style-name="Heading_20_2">
      <style:paragraph-properties fo:break-before="page"/>
      <style:text-properties officeooo:rsid="001a3058" officeooo:paragraph-rsid="001a3058"/>
    </style:style>
    <style:style style:name="P4" style:family="paragraph" style:parent-style-name="Text_20_body">
      <style:paragraph-properties fo:break-before="page"/>
      <style:text-properties officeooo:rsid="001a3058" officeooo:paragraph-rsid="001a3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okmark 1</text:h>
      <text:h text:style-name="P2" text:outline-level="1">Bookmark 2</text:h>
      <text:p text:style-name="P4">No bookmark for this page</text:p>
      <text:h text:style-name="P2" text:outline-level="1">Bookmark 3</text:h>
      <text:h text:style-name="P3" text:outline-level="2">Bookmark 3 Sub Bookmark 1</text:h>
      <text:p text:style-name="P4">No bookmark 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2:03:23.732000000</meta:creation-date>
    <dc:date>2023-06-12T12:05:54.348000000</dc:date>
    <meta:editing-duration>PT2M30S</meta:editing-duration>
    <meta:editing-cycles>1</meta:editing-cycles>
    <meta:document-statistic meta:table-count="0" meta:image-count="0" meta:object-count="0" meta:page-count="6" meta:paragraph-count="6" meta:word-count="19" meta:character-count="96" meta:non-whitespace-character-count="83"/>
    <meta:generator>LibreOffice/7.5.2.2$Windows_X86_64 LibreOffice_project/53bb9681a964705cf672590721dbc85eb4d0c3a2</meta:generator>
  </office:meta>
</office:document-meta>
</file>